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264" calcext:value-type="float">
            <text:p>97.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496" calcext:value-type="float">
            <text:p>96.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736" calcext:value-type="float">
            <text:p>93.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816" calcext:value-type="float">
            <text:p>91.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856" calcext:value-type="float">
            <text:p>91.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008" calcext:value-type="float">
            <text:p>88.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888" calcext:value-type="float">
            <text:p>86.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3704" calcext:value-type="float">
            <text:p>86.0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4304</text:p>
          </table:table-cell>
          <table:table-cell office:value-type="string" calcext:value-type="string">
            <text:p>Canadian River Municipal Water Authority Skellytown NE Quad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8" meta:object-count="0"/>
    <meta:user-defined meta:name="AppVersion">3.0</meta:user-defined>
  </office:meta>
</office:document-meta>
</file>